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d99" officeooo:paragraph-rsid="000b1d99"/>
    </style:style>
    <style:style style:name="P2" style:family="paragraph" style:parent-style-name="Standard">
      <style:text-properties officeooo:rsid="001413b4" officeooo:paragraph-rsid="001413b4"/>
    </style:style>
    <style:style style:name="P3" style:family="paragraph" style:parent-style-name="Standard">
      <style:text-properties officeooo:rsid="000b1d99" officeooo:paragraph-rsid="000b1d99"/>
    </style:style>
    <style:style style:name="P4" style:family="paragraph" style:parent-style-name="Standard">
      <style:text-properties officeooo:rsid="0016ce23" officeooo:paragraph-rsid="0016ce23"/>
    </style:style>
    <style:style style:name="T1" style:family="text">
      <style:text-properties officeooo:rsid="000b1d99"/>
    </style:style>
    <style:style style:name="T2" style:family="text">
      <style:text-properties officeooo:rsid="000d85d2"/>
    </style:style>
    <style:style style:name="T3" style:family="text">
      <style:text-properties officeooo:rsid="000e799d"/>
    </style:style>
    <style:style style:name="T4" style:family="text">
      <style:text-properties officeooo:rsid="00110d8f"/>
    </style:style>
    <style:style style:name="T5" style:family="text">
      <style:text-properties officeooo:rsid="00127a68"/>
    </style:style>
    <style:style style:name="T6" style:family="text">
      <style:text-properties officeooo:rsid="001413b4"/>
    </style:style>
    <style:style style:name="T7" style:family="text">
      <style:text-properties officeooo:rsid="00149412"/>
    </style:style>
    <style:style style:name="T8" style:family="text">
      <style:text-properties officeooo:rsid="001508b8"/>
    </style:style>
    <style:style style:name="T9" style:family="text">
      <style:text-properties officeooo:rsid="00182fae"/>
    </style:style>
    <style:style style:name="T10" style:family="text">
      <style:text-properties officeooo:rsid="0019f3ea"/>
    </style:style>
    <style:style style:name="T11" style:family="text">
      <style:text-properties officeooo:rsid="001be727"/>
    </style:style>
    <style:style style:name="T12" style:family="text">
      <style:text-properties officeooo:rsid="001dda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initial-creator/>Petra Guy 01440165.</text:p>
      <text:p text:style-name="P1"><text:title/>Seminar Diary </text:p>
      <text:p text:style-name="P1"/>
      <text:p text:style-name="P1"/>
      <text:p text:style-name="P4">Dr Bhavin Khatri. A physicst view of virus evolution and allopatric speciation.</text:p>
      <text:p text:style-name="P4"/>
      <text:p text:style-name="P4">Not sure where the physics came into this because I dont know how a biologist would set up these models. <text:span text:style-name="T10">Allopatric speciation occurs when populations of the same species become different – perhaps due to isolation, e.g. on islands. Viruses such as HIV were mentioned and their speciation - within a host <text:s/>presumably - was occuring beause they were isolated by virtue of being within a host? </text:span>Dr Khatri described mathematical models which predict <text:span text:style-name="T11">how the</text:span> frequency of segregating polymorphisms changed over time. That is, frequency of sites on genes that are different. Somehow this is used estimate rate of mutations. <text:span text:style-name="T10">Although mutations and polymorphisms are not the same thing. A mutation is a single event</text:span> <text:span text:style-name="T12">whereas polymorphisms are <text:s/>mutant allele frequencies in an intraspecies population above a certain level – e.g. one percent and is related to diversity. </text:span>The gene frequencies were modelled over time as being sbject to mutation, selection and drift. <text:span text:style-name="T9">It was noted that there is evidence that small populations with limited spread have a high speciation rate. Dr Khatri looked at the probabilites of transcription in DNA binding. The binding energy for transcriptions was related to the number of possible sites and the fitness gradient. It was noted that whilst mutation occurs at the genotype level, selection occurs at the phenotype level. The conclusion reached was that smaller populations can have greater drift as there are more sequences that cannot bind and larger populations diverge more slowly. </text:span></text:p>
      <text:p text:style-name="P1"/>
      <text:p text:style-name="P1">Dr Stephen Price. <text:span text:style-name="T6">Impacts, spread, evolution and virulence of ‘frog ebola’ viruses.</text:span></text:p>
      <text:p text:style-name="P1"/>
      <text:p text:style-name="P1">Dr Price studies ranavirus in amphibians. <text:span text:style-name="T4">Ranaviruses are large double stranded DNA viruses. </text:span>The viruses <text:span text:style-name="T5">are highly virulent, can infect a variety of hosts, and evade immune responses. They </text:span>are causing hu<text:span text:style-name="T3">g</text:span>e die-offs <text:span text:style-name="T3">in</text:span> frogs and other amphians around the world, but not much was know about the viruses, or <text:span text:style-name="T3">the </text:span>reasons for its sudden prevalence. <text:span text:style-name="T4">When the virus is present, populations collapse, and no rebound has been seen,. </text:span>Dr Price acertained that many drivers for the introduction <text:span text:style-name="T2">of the infection </text:span>were due anthropogenic, such as poor hygiene at ports where shell fish are imported <text:span text:style-name="T2">and the use of infected bait. It is thought that there were two separate introductions of the disease to the UK, possilbly through goldfish and bullfrogs from North America. Higher incidence is observed in areas of higher population, indicating the human involvement in the spread. Pollution due to pesticides and herbicides are also thought to play a part by supressing the immunse system of the animals. Dr Price also studies the DNA of the viruses, revealing evidence of recomdination and rapid adaptation, which was previously thought unusual in large strand double stranded DNA viruses. Several types of virus are responsible for the disease, some are amphibian specialists, some fish specialists that switched to amphibians and others pass between fish and amphibians. Snakes were also found to be become infected after eating infected frogs. <text:s/>Dr Price also discussed method developed to measure viral load in animals.</text:span></text:p>
      <text:p text:style-name="P1"/>
      <text:p text:style-name="P2">Dr Etienne Low-decarrie. <text:span text:style-name="T1">Adaption to environmental change in communities of aquatic microbiota.</text:span></text:p>
      <text:p text:style-name="P2"/>
      <text:p text:style-name="P2">Bacterial communities rsponse to their ecological niche was <text:span text:style-name="T8">researched </text:span>in order to assess the effect of environmental change. In particular, response<text:span text:style-name="T8">s</text:span> to carbon dioxide and temperature. High levels of carbon dioxide changed community composition and increased growth when nutrition was available. <text:s/><text:span text:style-name="T7">Dr Low-decarrie also works on communty rescue in stressed communities – in order to understand how biodiversity might recover from environmental degredation. Soil bacteria was stressed with a herbicide. It was found that those that had been previously subjected to stress were better able to survive. Dispersal also played a part , as well as community size and biodiversity. Rare taxa were seen to grow and dominate a community (not sure why this happened). Perhaps this </text:span><text:soft-page-break/><text:span text:style-name="T7">is why extremophiles can be found in non-extreme environments. Their adaptations to extreme conditions allow them to migrate to other environments. This was all in microbiota, are the same effects going to occur in larger anima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9:34:20.272869245</meta:creation-date>
    <meta:editing-duration>PT28M34S</meta:editing-duration>
    <meta:editing-cycles>5</meta:editing-cycles>
    <meta:generator>LibreOffice/5.1.6.2$Linux_X86_64 LibreOffice_project/10m0$Build-2</meta:generator>
    <dc:date>2017-10-26T19:02:52.601776242</dc:date>
    <meta:document-statistic meta:table-count="0" meta:image-count="0" meta:object-count="0" meta:page-count="2" meta:paragraph-count="8" meta:word-count="673" meta:character-count="4311" meta:non-whitespace-character-count="3636"/>
  </office:meta>
</office:document-meta>
</file>